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font-name="Arial" officeooo:rsid="001aa178" officeooo:paragraph-rsid="00229812"/>
    </style:style>
    <style:style style:name="P4" style:family="paragraph" style:parent-style-name="Text_20_body">
      <style:paragraph-properties fo:text-align="start" style:justify-single-word="false"/>
      <style:text-properties style:font-name="Arial" officeooo:rsid="0013ee66" officeooo:paragraph-rsid="00229812"/>
    </style:style>
    <style:style style:name="P5" style:family="paragraph" style:parent-style-name="Text_20_body">
      <style:paragraph-properties fo:text-align="start" style:justify-single-word="false"/>
      <style:text-properties style:font-name="Arial" officeooo:rsid="002e56bb" officeooo:paragraph-rsid="002e56bb"/>
    </style:style>
    <style:style style:name="P6" style:family="paragraph" style:parent-style-name="Text_20_body">
      <style:paragraph-properties fo:text-align="start" style:justify-single-word="false"/>
      <style:text-properties style:font-name="Arial" officeooo:paragraph-rsid="00229812"/>
    </style:style>
    <style:style style:name="P7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29812"/>
    </style:style>
    <style:style style:name="P8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e56bb"/>
    </style:style>
    <style:style style:name="P9" style:family="paragraph" style:parent-style-name="Text_20_body">
      <style:paragraph-properties fo:text-align="start" style:justify-single-word="false"/>
      <style:text-properties fo:color="#000000" style:font-name="Arial" officeooo:rsid="0013ee66" officeooo:paragraph-rsid="00229812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229812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229812" style:font-size-asian="9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229812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229812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229812" style:font-size-asian="12pt"/>
    </style:style>
    <style:style style:name="P15" style:family="paragraph" style:parent-style-name="Standard">
      <style:text-properties style:font-name="Arial" fo:font-size="12pt" officeooo:rsid="00050115" officeooo:paragraph-rsid="0022981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080930" officeooo:paragraph-rsid="0022981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2e56bb" officeooo:paragraph-rsid="002e56b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2e56b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rsid="0005c77e" officeooo:paragraph-rsid="002e56b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050115" officeooo:paragraph-rsid="00229812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050115" officeooo:paragraph-rsid="00229812"/>
    </style:style>
    <style:style style:name="P22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22981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5pt" fo:font-weight="bold" officeooo:rsid="00346bb8" officeooo:paragraph-rsid="00346bb8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346bb8" officeooo:paragraph-rsid="00346bb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officeooo:rsid="002e56bb" officeooo:paragraph-rsid="00337e2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080930" officeooo:paragraph-rsid="002298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7e25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officeooo:rsid="00167eb9"/>
    </style:style>
    <style:style style:name="T5" style:family="text">
      <style:text-properties fo:color="#000000" officeooo:rsid="0016d793"/>
    </style:style>
    <style:style style:name="T6" style:family="text">
      <style:text-properties fo:color="#000000" officeooo:rsid="00288f62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070fc0" style:font-size-asian="12pt"/>
    </style:style>
    <style:style style:name="T9" style:family="text">
      <style:text-properties fo:font-size="12pt" officeooo:rsid="002e56bb" style:font-size-asian="12pt"/>
    </style:style>
    <style:style style:name="T10" style:family="text">
      <style:text-properties style:font-name="Arial"/>
    </style:style>
    <style:style style:name="T11" style:family="text">
      <style:text-properties style:font-name="Arial" officeooo:rsid="002e56bb"/>
    </style:style>
    <style:style style:name="T12" style:family="text">
      <style:text-properties officeooo:rsid="000db319"/>
    </style:style>
    <style:style style:name="T13" style:family="text">
      <style:text-properties officeooo:rsid="000a42fb"/>
    </style:style>
    <style:style style:name="T14" style:family="text">
      <style:text-properties officeooo:rsid="001323c4"/>
    </style:style>
    <style:style style:name="T15" style:family="text">
      <style:text-properties officeooo:rsid="002b96d6"/>
    </style:style>
    <style:style style:name="T16" style:family="text">
      <style:text-properties officeooo:rsid="00234bec"/>
    </style:style>
    <style:style style:name="T17" style:family="text">
      <style:text-properties officeooo:rsid="00243a48"/>
    </style:style>
    <style:style style:name="T18" style:family="text">
      <style:text-properties officeooo:rsid="0028ca8b"/>
    </style:style>
    <style:style style:name="T19" style:family="text">
      <style:text-properties officeooo:rsid="002e56bb"/>
    </style:style>
    <style:style style:name="T20" style:family="text">
      <style:text-properties officeooo:rsid="00337e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23">Laboratoires Oméga Limitée</text:p>
      <text:p text:style-name="P24">Ressources Humaines</text:p>
      <text:p text:style-name="P16"/>
      <text:p text:style-name="P25">11177, rue Hamon, </text:p>
      <text:p text:style-name="P25">Montréal,QC </text:p>
      <text:p text:style-name="P17"/>
      <text:p text:style-name="P17"/>
      <text:p text:style-name="P26"><text:span text:style-name="T1">Objet : Candidature au poste de technicien </text:span><text:span text:style-name="T2">en microbiologie</text:span><text:span text:style-name="T1">.</text:span></text:p>
      <text:p text:style-name="P22"/>
      <text:p text:style-name="P20"/>
      <text:p text:style-name="P20"><text:span text:style-name="T12">Arrivé au Québec</text:span> <text:span text:style-name="T15">depuis lundi</text:span> j<text:span text:style-name="T12">e suis à la recherche d</text:span>’<text:span text:style-name="T12">un </text:span>emploi dans mon domaine de compétence. <text:span text:style-name="T12">Une première</text:span> prospection m’a permis de prendre connaissance de votre offre <text:span text:style-name="T13">via</text:span> le site <text:span text:style-name="T14">internet</text:span> <text:span text:style-name="T19">de Quantum</text:span><text:span text:style-name="T5">.</text:span></text:p>
      <text:p text:style-name="P20"/>
      <text:p text:style-name="P18">Intéressé par l'opportunité de me rapprocher de ma formation initiale et du monde de la recherche, ce poste est <text:span text:style-name="T18">pour moi</text:span> très attractif.</text:p>
      <text:p text:style-name="P19">J'ai pratiqué l<text:span text:style-name="T16">e travail de laboratoire et la culture microbiologique</text:span> durant mon cursus scolaire. <text:span text:style-name="T17">Les différents postes que j’ai occupé m’ont sensibilisé au règles d’hygiène et à la sécurité au travail. </text:span><text:s/>Mon dernier emploi m'a permis de développer <text:span text:style-name="T16">ma rigueur et</text:span> mes compétences de technicien. Je pense pouvoir transposer ces compétences et mes connaissances scolaires <text:span text:style-name="T16">au poste que vous proposez.</text:span></text:p>
      <text:p text:style-name="P20"/>
      <text:p text:style-name="P10"><text:span text:style-name="T7">Je vous remercie de l’attention que vous porterez à ma candidature et je demeure disponible pour vous rencontrer </text:span><text:span text:style-name="T9">à tout moment.</text:span><text:span text:style-name="T7"> </text:span></text:p>
      <text:p text:style-name="P11"/>
      <text:p text:style-name="P12"><text:span text:style-name="T7">Je vous prie de recevoir, M</text:span><text:span text:style-name="T8">adame</text:span><text:span text:style-name="T7">, mes meilleures salutations.</text:span></text:p>
      <text:p text:style-name="P14"/>
      <text:p text:style-name="P13">Florian Quiec</text:p>
      <text:p text:style-name="P21"/>
      <text:p text:style-name="P3">852 Rue Monseigneur-Grandin,</text:p>
      <text:p text:style-name="P8">Quebec City, </text:p>
      <text:p text:style-name="P8">Québec G1V 3X7</text:p>
      <text:p text:style-name="P7">Canada</text:p>
      <text:p text:style-name="P4"><text:a xlink:type="simple" xlink:href="mailto:florian.quiec@laposte.net" text:style-name="Internet_20_link" text:visited-style-name="Visited_20_Internet_20_Link"><text:span text:style-name="T4">f</text:span></text:a><text:a xlink:type="simple" xlink:href="mailto:florian.quiec@laposte.net" text:style-name="Internet_20_link" text:visited-style-name="Visited_20_Internet_20_Link"><text:span text:style-name="T3">lorian.quiec@laposte.net</text:span></text:a></text:p>
      <text:p text:style-name="P5"><text:span text:style-name="T3">Cellulaire: <text:s/></text:span><text:span text:style-name="T6">418-478-9182</text:span></text:p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8T15:46:53.851939270</dc:date>
    <meta:editing-duration>PT13H29M8S</meta:editing-duration>
    <meta:editing-cycles>25</meta:editing-cycles>
    <meta:generator>LibreOffice/6.2.8.2$Linux_X86_64 LibreOffice_project/20$Build-2</meta:generator>
    <meta:document-statistic meta:table-count="0" meta:image-count="0" meta:object-count="0" meta:page-count="1" meta:paragraph-count="17" meta:word-count="179" meta:character-count="1183" meta:non-whitespace-character-count="1015"/>
  </office:meta>
</office:document-meta>
</file>